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dbebff" draw:textarea-horizontal-align="left" draw:textarea-vertical-align="top" draw:auto-grow-height="false" fo:min-height="9.321cm" fo:min-width="15.05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02cm" draw:shadow="hidden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10.612cm" draw:shadow="hidden" loext:decorative="false"/>
      <style:paragraph-properties style:writing-mode="lr-tb"/>
    </style:style>
    <style:style style:name="gr4" style:family="graphic" style:parent-style-name="standard">
      <style:graphic-properties draw:textarea-horizontal-align="left" draw:textarea-vertical-align="top" draw:auto-grow-height="false" fo:min-height="5.148cm" fo:min-width="10.613cm" draw:shadow="hidden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draw:textarea-horizontal-align="center" draw:textarea-vertical-align="middle" draw:auto-grow-height="false" fo:min-height="1.02cm" fo:min-width="2.675cm" draw:shadow="hidden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0.135cm" draw:shadow="hidden" loext:decorative="false"/>
    </style:style>
    <style:style style:name="gr7" style:family="graphic" style:parent-style-name="standard">
      <style:graphic-properties draw:fill-color="#ffffff" draw:textarea-vertical-align="middle" draw:auto-grow-height="false" fo:min-height="0cm" fo:min-width="0cm" fo:wrap-option="wrap" loext:decorative="true"/>
    </style:style>
    <style:style style:name="gr8" style:family="graphic" style:parent-style-name="standard">
      <style:graphic-properties draw:fill-color="#ffffff" draw:textarea-vertical-align="middle" draw:auto-grow-height="false" fo:min-height="0cm" fo:min-width="0cm" fo:wrap-option="wrap" loext:decorative="false"/>
    </style:style>
    <style:style style:name="gr9" style:family="graphic" style:parent-style-name="standard">
      <style:graphic-properties draw:fill-color="#bf0041" draw:textarea-horizontal-align="justify" draw:textarea-vertical-align="middle" draw:auto-grow-height="false" fo:min-height="0.199cm" fo:min-width="0cm" draw:shadow="hidden" loext:decorative="false"/>
    </style:style>
    <style:style style:name="gr10" style:family="graphic" style:parent-style-name="standard">
      <style:graphic-properties draw:fill-color="#3faf46" draw:textarea-vertical-align="middle" draw:auto-grow-height="false" fo:min-height="0cm" fo:min-width="0cm" fo:wrap-option="wrap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-color="#dbebff"/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bf0041"/>
      <style:paragraph-properties fo:text-align="center"/>
    </style:style>
    <style:style style:name="P8" style:family="paragraph">
      <loext:graphic-properties draw:fill-color="#3faf46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557cm" svg:height="9.571cm" svg:x="2.905cm" svg:y="5.081cm">
          <svg:title>Container</svg:title>
          <svg:desc>Container</svg:desc>
          <text:p text:style-name="P1">&lt;Container&gt;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0.991cm" svg:height="0.962cm" svg:x="5.005cm" svg:y="2.292cm">
          <draw:text-box>
            <text:p><text:span text:style-name="T1">Easy Copy&amp;Paste Extension </text:span>Outline</text:p>
          </draw:text-box>
        </draw:frame>
        <draw:custom-shape draw:style-name="gr3" draw:text-style-name="P4" draw:layer="layout" svg:width="11.112cm" svg:height="1.27cm" svg:x="3.54cm" svg:y="7.032cm">
          <text:p text:style-name="P4">&lt;Text Input&gt;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113cm" svg:height="5.398cm" svg:x="3.539cm" svg:y="8.619cm">
          <text:p text:style-name="P4">&lt;Container&gt;</text:p>
          <text:p text:style-name="P4"><text:tab/>&lt;UI List&gt;</text:p>
          <text:p text:style-name="P4"><text:tab/>&lt;Li&gt;</text:p>
          <text:p text:style-name="P4"><text:tab/>&lt;Li&gt;<text:tab/></text:p>
          <text:p text:style-name="P4"><text:tab/>&lt;Li&gt;</text:p>
          <text:p text:style-name="P4"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175cm" svg:height="1.27cm" svg:x="14.97cm" svg:y="7.032cm">
          <text:p text:style-name="P5"><text:span text:style-name="T2">&lt;Save Btn&gt;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35cm" svg:height="0.635cm" svg:x="14.97cm" svg:y="9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35cm" svg:height="0.635cm" svg:x="15.922cm" svg:y="11.4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35cm" svg:height="0.635cm" svg:x="16.875cm" svg:y="9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35cm" svg:height="0.635cm" svg:x="14.97cm" svg:y="10.5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35cm" svg:height="0.635cm" svg:x="15.922cm" svg:y="10.5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35cm" svg:height="0.635cm" svg:x="16.875cm" svg:y="10.5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35cm" svg:height="0.635cm" svg:x="14.97cm" svg:y="11.4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35cm" svg:height="0.635cm" svg:x="15.922cm" svg:y="9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35cm" svg:height="0.635cm" svg:x="16.875cm" svg:y="11.4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635cm" svg:height="0.635cm" svg:x="14.97cm" svg:y="9.572cm">
          <svg:title>Favourite</svg:title>
          <svg:desc>Favourite</svg:desc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8" draw:text-style-name="P6" draw:layer="layout" svg:width="0.635cm" svg:height="0.635cm" svg:x="14.97cm" svg:y="10.525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8" draw:text-style-name="P6" draw:layer="layout" svg:width="0.635cm" svg:height="0.635cm" svg:x="14.97cm" svg:y="11.477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9" draw:text-style-name="P7" draw:layer="layout" svg:width="0.635cm" svg:height="0.635cm" svg:x="15.922cm" svg:y="9.57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7" draw:layer="layout" svg:width="0.635cm" svg:height="0.635cm" svg:x="15.922cm" svg:y="10.5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7" draw:layer="layout" svg:width="0.635cm" svg:height="0.635cm" svg:x="15.922cm" svg:y="9.57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7" draw:layer="layout" svg:width="0.635cm" svg:height="0.635cm" svg:x="15.922cm" svg:y="11.47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0" draw:text-style-name="P8" draw:layer="layout" svg:width="0.682cm" svg:height="0.682cm" svg:x="16.828cm" svg:y="9.572cm">
          <text:p/>
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</draw:custom-shape>
        <draw:custom-shape draw:style-name="gr10" draw:text-style-name="P8" draw:layer="layout" svg:width="0.682cm" svg:height="0.682cm" svg:x="16.828cm" svg:y="10.525cm">
          <text:p/>
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</draw:custom-shape>
        <draw:custom-shape draw:style-name="gr10" draw:text-style-name="P8" draw:layer="layout" svg:width="0.682cm" svg:height="0.682cm" svg:x="16.828cm" svg:y="11.477cm">
          <text:p/>
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2T12:25:32.117000000</meta:creation-date>
    <dc:date>2024-09-02T13:15:29.163000000</dc:date>
    <meta:editing-duration>PT12M44S</meta:editing-duration>
    <meta:editing-cycles>1</meta:editing-cycles>
    <meta:document-statistic meta:object-count="24"/>
    <meta:generator>LibreOffice/24.2.5.2$Windows_X86_64 LibreOffice_project/bffef4ea93e59bebbeaf7f431bb02b1a39ee8a59</meta:generator>
  </office:meta>
</office:document-meta>
</file>